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67cm" fo:min-width="0.42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67cm" fo:min-width="2.42cm" fo:padding-top="0.165cm" fo:padding-bottom="0.165cm" fo:padding-left="0.29cm" fo:padding-right="0.29cm"/>
      <style:paragraph-properties style:writing-mode="lr-tb"/>
    </style:style>
    <style:style style:name="gr3" style:family="graphic" style:parent-style-name="standard">
      <style:graphic-properties svg:stroke-width="0.081cm" svg:stroke-color="#000000" draw:marker-start-width="0.321cm" draw:marker-end-width="0.321cm" draw:fill="solid" draw:fill-color="#ffe994" draw:opacity="88%" draw:opacity-name="" draw:textarea-horizontal-align="justify" draw:textarea-vertical-align="middle" draw:auto-grow-height="false" fo:min-height="0.67cm" fo:min-width="0.42cm" fo:padding-top="0.165cm" fo:padding-bottom="0.165cm" fo:padding-left="0.29cm" fo:padding-right="0.2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P4" style:family="paragraph">
      <loext:graphic-properties draw:fill="solid" draw:fill-color="#ffe994" draw:opacity="88%"/>
      <style:paragraph-properties fo:text-align="center"/>
    </style:style>
    <style:style style:name="T1" style:family="text">
      <style:text-properties style:text-position="-8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cm" svg:height="1cm" svg:x="5cm" svg:y="2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cm" svg:x="2cm" svg:y="2cm">
          <text:p text:style-name="P1">String 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9cm" svg:y="2cm">
          <text:p text:style-name="P1">o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8cm" svg:y="2cm">
          <text:p text:style-name="P1">g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7cm" svg:y="2cm">
          <text:p text:style-name="P3">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6cm" svg:y="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5cm" svg:y="3.005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9cm" svg:y="3.005cm">
          <text:p text:style-name="P1">o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8cm" svg:y="3.005cm">
          <text:p text:style-name="P1">g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7cm" svg:y="3.005cm">
          <text:p text:style-name="P3">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6cm" svg:y="3.005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cm" svg:x="2cm" svg:y="3cm">
          <text:p text:style-name="P1">String 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5cm" svg:y="4.00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9cm" svg:y="4.00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8cm" svg:y="4.00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7cm" svg:y="4.005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6cm" svg:y="4.00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cm" svg:x="2cm" svg:y="4cm">
          <text:p text:style-name="P1">D<text:span text:style-name="T1">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5cm" svg:y="3.006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cm" svg:x="2cm" svg:y="3.001cm">
          <text:p text:style-name="P1">String 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5cm" svg:y="4.00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6cm" svg:y="4.00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3.75cm" svg:y="2cm">
          <text:p text:style-name="P1">p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cm" svg:x="10.75cm" svg:y="2cm">
          <text:p text:style-name="P1">String 1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7.75cm" svg:y="2cm">
          <text:p text:style-name="P1">o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6.75cm" svg:y="2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5.75cm" svg:y="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4.75cm" svg:y="2cm">
          <text:p text:style-name="P1">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3.75cm" svg:y="3.005cm">
          <text:p text:style-name="P1">p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7.75cm" svg:y="3.005cm">
          <text:p text:style-name="P1">i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6.75cm" svg:y="3.005cm">
          <text:p text:style-name="P1">l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5.75cm" svg:y="3.005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4.75cm" svg:y="3.005cm">
          <text:p text:style-name="P1">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cm" svg:x="10.75cm" svg:y="3cm">
          <text:p text:style-name="P1">String 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3.75cm" svg:y="4.00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7.75cm" svg:y="4.00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6.75cm" svg:y="4.00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5.75cm" svg:y="4.00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4.75cm" svg:y="4.00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cm" svg:x="10.75cm" svg:y="4cm">
          <text:p text:style-name="P1">D<text:span text:style-name="T1">h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8.75cm" svg:y="2.001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8.75cm" svg:y="3.006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8.75cm" svg:y="4.006cm">
          <text:p text:style-name="P1">1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20T09:34:19.722719434</meta:creation-date>
    <dc:date>2023-06-20T09:51:31.587781152</dc:date>
    <meta:editing-duration>PT6M30S</meta:editing-duration>
    <meta:editing-cycles>2</meta:editing-cycles>
    <meta:generator>LibreOffice/7.3.7.2$Linux_X86_64 LibreOffice_project/30$Build-2</meta:generator>
    <meta:document-statistic meta:object-count="43"/>
  </office:meta>
</office:document-meta>
</file>